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indent="0cm" style:auto-text-indent="false"/>
      <style:text-properties fo:color="#2a2a2a" loext:opacity="100%" fo:font-size="14pt" style:font-size-asian="14pt" style:font-size-complex="14pt"/>
    </style:style>
    <style:style style:name="P2" style:family="paragraph" style:parent-style-name="Standard">
      <style:text-properties fo:font-size="20pt" fo:font-weight="bold" officeooo:rsid="000afb68" officeooo:paragraph-rsid="000afb68" style:font-size-asian="20pt" style:font-weight-asian="bold" style:font-size-complex="20pt" style:font-weight-complex="bold"/>
    </style:style>
    <style:style style:name="P3" style:family="paragraph" style:parent-style-name="Standard">
      <style:paragraph-properties fo:line-height="150%"/>
    </style:style>
    <style:style style:name="P4" style:family="paragraph" style:parent-style-name="Standard">
      <style:paragraph-properties fo:line-height="150%"/>
      <style:text-properties officeooo:paragraph-rsid="000d3c29"/>
    </style:style>
    <style:style style:name="P5" style:family="paragraph" style:parent-style-name="Standard">
      <style:paragraph-properties fo:line-height="150%"/>
      <style:text-properties officeooo:paragraph-rsid="000d666a"/>
    </style:style>
    <style:style style:name="P6" style:family="paragraph" style:parent-style-name="Standard">
      <style:paragraph-properties fo:margin-left="0cm" fo:margin-right="0cm" fo:line-height="150%" fo:text-indent="0cm" style:auto-text-indent="false"/>
    </style:style>
    <style:style style:name="P7" style:family="paragraph" style:parent-style-name="Standard">
      <style:paragraph-properties fo:margin-left="0cm" fo:margin-right="0cm" fo:line-height="150%" fo:text-indent="0cm" style:auto-text-indent="false"/>
      <style:text-properties officeooo:paragraph-rsid="0011256c"/>
    </style:style>
    <style:style style:name="P8" style:family="paragraph" style:parent-style-name="Standard">
      <style:text-properties fo:font-size="15pt" fo:font-weight="bold" officeooo:rsid="000afb68" officeooo:paragraph-rsid="000afb68" style:font-size-asian="15pt" style:font-weight-asian="bold" style:font-size-complex="1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1256c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ó Os Loucos Sabem</text:p>
      <text:p text:style-name="P8">Charlie Brown Jr.</text:p>
      <text:p text:style-name="P8"/>
      <text:p text:style-name="P7"><text:span text:style-name="T2">[</text:span>Intro] G <text:s/>Em <text:s/>C</text:p>
      <text:p text:style-name="P7"><text:s text:c="8"/>G <text:s/>Em <text:s/>C</text:p>
      <text:p text:style-name="Standard"/>
      <text:section text:style-name="Sect1" text:name="Seção1">
        <text:p text:style-name="P6">[<text:span text:style-name="T1">Primeira Parte</text:span>] </text:p>
        <text:p text:style-name="P6"/>
        <text:p text:style-name="P6"><text:s text:c="2"/>Em <text:s text:c="8"/>C</text:p>
        <text:p text:style-name="P6">Agora eu sei</text:p>
        <text:p text:style-name="P6"><text:s text:c="2"/>G</text:p>
        <text:p text:style-name="P6">Exatamente o que fazer</text:p>
        <text:p text:style-name="P6"><text:s/>Em <text:s text:c="7"/>G <text:s text:c="12"/>D</text:p>
        <text:p text:style-name="P6">Bom recomeçar, poder contar com você</text:p>
        <text:p text:style-name="P6"><text:s text:c="22"/>Em <text:s text:c="5"/>C</text:p>
        <text:p text:style-name="P6">Pois eu me lembro de tudo, irmão</text:p>
        <text:p text:style-name="P6"><text:s text:c="11"/>G</text:p>
        <text:p text:style-name="P6">Eu estava lá também</text:p>
        <text:p text:style-name="P6"><text:s text:c="3"/>Am</text:p>
        <text:p text:style-name="P6">O homem quando está em paz</text:p>
        <text:p text:style-name="P6"><text:s text:c="11"/>C</text:p>
        <text:p text:style-name="P6">Não quer guerra com ninguém</text:p>
        <text:p text:style-name="P6"/>
        <text:p text:style-name="P6"><text:s text:c="3"/>Em <text:s text:c="16"/>C</text:p>
        <text:p text:style-name="P6">Eu <text:s text:c="3"/>segurei minhas lágrimas</text:p>
        <text:p text:style-name="P6"><text:s text:c="13"/>G</text:p>
        <text:p text:style-name="P6">Pois não queria demonstrar a emoção</text:p>
        <text:p text:style-name="P6"><text:s/>Em <text:s text:c="21"/>G</text:p>
        <text:p text:style-name="P6">Já que estava ali só pra observar</text:p>
        <text:p text:style-name="P6"><text:s text:c="8"/>D</text:p>
        <text:p text:style-name="P6">E aprender um pouco mais </text:p>
        <text:p text:style-name="P6"/>
        <text:p text:style-name="P6">Sobre a percepção</text:p>
        <text:p text:style-name="P6"><text:s text:c="6"/>Em</text:p>
        <text:p text:style-name="P6">Eles dizem que é impossível</text:p>
        <text:p text:style-name="P6"><text:s text:c="3"/>C <text:s text:c="20"/>G</text:p>
        <text:p text:style-name="P6">Encontrar o amor sem perder a razão</text:p>
        <text:p text:style-name="P6">Am</text:p>
        <text:p text:style-name="P6"><text:s text:c="3"/>Mas pra quem tem pensamento forte</text:p>
        <text:p text:style-name="P6"><text:s text:c="8"/>C</text:p>
        <text:p text:style-name="P6">O impossível é só questão de opinião</text:p>
        <text:p text:style-name="P6"/>
        <text:p text:style-name="P6">[Refrão] </text:p>
        <text:p text:style-name="P6"/>
        <text:p text:style-name="P6"><text:s text:c="12"/>Em <text:s text:c="4"/>C <text:s text:c="3"/>G</text:p>
        <text:p text:style-name="P6">E disso os loucos sabem</text:p>
        <text:p text:style-name="P6"><text:s text:c="7"/>Em <text:s text:c="4"/>G <text:s text:c="3"/>D</text:p>
        <text:p text:style-name="P6">Só os loucos sabem</text:p>
        <text:p text:style-name="P6"><text:s text:c="10"/>Em <text:s text:c="4"/>C <text:s text:c="3"/>G</text:p>
        <text:p text:style-name="P6">Disso os loucos sabem</text:p>
        <text:p text:style-name="P6"><text:s text:c="7"/>Am <text:s text:c="9"/>C</text:p>
        <text:p text:style-name="P6">Só os loucos sabem</text:p>
        <text:p text:style-name="P6"/>
        <text:p text:style-name="P6">( G <text:s/>Em <text:s/>C )</text:p>
        <text:p text:style-name="P6">( G <text:s/>Em <text:s/>C )</text:p>
        <text:p text:style-name="P6"/>
        <text:p text:style-name="P6">[<text:span text:style-name="T1">Segunda Parte</text:span>] </text:p>
        <text:p text:style-name="P6"/>
        <text:p text:style-name="P6"><text:s text:c="8"/>Em <text:s text:c="5"/>C <text:s text:c="8"/>G</text:p>
        <text:p text:style-name="P6">Toda a positividade eu desejo a você</text:p>
        <text:p text:style-name="P6"><text:s text:c="11"/>Em <text:s text:c="3"/>G <text:s text:c="8"/>D</text:p>
        <text:p text:style-name="P6">Pois precisamos disso nos dias de luta</text:p>
        <text:p text:style-name="P6"><text:s text:c="3"/>Em <text:s text:c="10"/>C</text:p>
        <text:p text:style-name="P6">O medo cega os nossos sonhos</text:p>
        <text:p text:style-name="P6"><text:s text:c="3"/>G</text:p>
        <text:p text:style-name="P6">O medo cega os nossos sonhos</text:p>
        <text:p text:style-name="P6"><text:soft-page-break/><text:s/>Am <text:s text:c="22"/>C</text:p>
        <text:p text:style-name="P6">Menina linda, eu quero morar na sua rua</text:p>
        <text:p text:style-name="P6"/>
        <text:p text:style-name="P6"><text:s text:c="5"/>Em <text:s text:c="4"/>C <text:s text:c="5"/>G</text:p>
        <text:p text:style-name="P6">Você <text:s text:c="3"/>deixou saudade</text:p>
        <text:p text:style-name="P6"><text:s text:c="5"/>Em <text:s text:c="4"/>G <text:s text:c="5"/>D</text:p>
        <text:p text:style-name="P6">Você <text:s text:c="3"/>deixou saudade</text:p>
        <text:p text:style-name="P6"><text:s text:c="10"/>Em <text:s text:c="10"/>C</text:p>
        <text:p text:style-name="P6">Quero te ver outra vez</text:p>
        <text:p text:style-name="P6"><text:s text:c="10"/>G</text:p>
        <text:p text:style-name="P6">Quero te ver outra vez</text:p>
        <text:p text:style-name="P6"><text:s text:c="3"/>Am <text:s text:c="10"/>C</text:p>
        <text:p text:style-name="P6">Você deixou saudade</text:p>
        <text:p text:style-name="P6"/>
        <text:p text:style-name="P6">( G <text:s/>Em <text:s/>C )</text:p>
        <text:p text:style-name="P6">( G <text:s/>Em <text:s/>C )</text:p>
        <text:p text:style-name="P6"/>
        <text:p text:style-name="P6">[Primeira Parte] </text:p>
        <text:p text:style-name="P6"/>
        <text:p text:style-name="P6"><text:s text:c="2"/>Em <text:s text:c="8"/>C</text:p>
        <text:p text:style-name="P6">Agora eu sei</text:p>
        <text:p text:style-name="P6"><text:s text:c="2"/>G</text:p>
        <text:p text:style-name="P6">Exatamente o que fazer</text:p>
        <text:p text:style-name="P6"><text:s/>Em <text:s text:c="7"/>G <text:s text:c="12"/>D</text:p>
        <text:p text:style-name="P6">Bom recomeçar, poder contar com você</text:p>
        <text:p text:style-name="P6"><text:s text:c="22"/>Em <text:s text:c="5"/>C</text:p>
        <text:p text:style-name="P6">Pois eu me lembro de tudo, irmão</text:p>
        <text:p text:style-name="P6"><text:s text:c="11"/>G</text:p>
        <text:p text:style-name="P6">Eu estava lá também</text:p>
        <text:p text:style-name="P6"><text:s text:c="3"/>Am</text:p>
        <text:p text:style-name="P6">O homem quando está em paz</text:p>
        <text:p text:style-name="P6"><text:s text:c="11"/>C</text:p>
        <text:p text:style-name="P6">Não quer guerra com ninguém</text:p>
        <text:p text:style-name="P6"/>
        <text:p text:style-name="P6">[Final] G <text:s/>Em <text:s/>C</text:p>
        <text:p text:style-name="P6"><text:s text:c="8"/>G <text:s/>Em <text:s/>C <text:s/>G</text:p>
        <text:p text:style-name="P1"/>
      </text:section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2T23:28:40.575299454</meta:creation-date>
    <dc:date>2025-10-24T08:17:23.409952536</dc:date>
    <meta:editing-duration>PT16M20S</meta:editing-duration>
    <meta:editing-cycles>6</meta:editing-cycles>
    <meta:generator>LibreOffice/24.2.7.2$Linux_X86_64 LibreOffice_project/420$Build-2</meta:generator>
    <meta:document-statistic meta:table-count="0" meta:image-count="0" meta:object-count="0" meta:page-count="2" meta:paragraph-count="87" meta:word-count="305" meta:character-count="1792" meta:non-whitespace-character-count="1038"/>
  </office:meta>
</office:document-meta>
</file>